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eferenceImpl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ferenceImpl.getRead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ference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ferenceImpl.isReadOnl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eferenceImpl.setCastorValues( Collection _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eferenceImpl.isValu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ferenceImpl.getValu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referenceImpl.getClonedCastorValuesAsLi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eferenceImpl.getCastor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ferenceImpl.toString( int ind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PreferenceImp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ferenceImpl.Preference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referenceImpl.setReadOnly( String read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ferenceImpl.setValues( java . util . List _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